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4620000234F42D1E5D5.svm"/>
  <manifest:file-entry manifest:media-type="" manifest:full-path="Pictures/2000000700002E4E0000234FB5010A31.svm"/>
  <manifest:file-entry manifest:media-type="" manifest:full-path="Pictures/2000000700002E4E0000234F2A0EFD3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.1in" fo:margin-bottom="0in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margin-top="0.1in" fo:margin-bottom="0in" fo:text-align="justify" style:justify-single-word="false"/>
    </style:style>
    <style:style style:name="P9" style:family="paragraph" style:parent-style-name="Standard">
      <style:paragraph-properties fo:margin-top="0.1in" fo:margin-bottom="0in"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top="0.1in" fo:margin-bottom="0in" fo:text-align="justify" style:justify-single-word="false" fo:background-color="#000000">
        <style:background-image/>
      </style:paragraph-properties>
      <style:text-properties fo:color="#ffffff" style:font-name="Courier New" fo:font-size="10pt" fo:language="ru" fo:country="RU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.1in" fo:margin-bottom="0in" fo:text-align="justify" style:justify-single-word="false" fo:background-color="transparent">
        <style:background-image/>
      </style:paragraph-properties>
      <style:text-properties style:use-window-font-color="true" style:font-name="Arial1" fo:font-size="12pt" fo:language="ru" fo:country="RU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15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8" style:family="paragraph" style:parent-style-name="Heading_20_2" style:list-style-name="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Heading_20_2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0" style:family="paragraph" style:parent-style-name="Heading_20_2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text-align="justify" style:justify-single-word="false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style:font-size-asian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style:font-size-asian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language="ru" fo:country="RU"/>
    </style:style>
    <style:style style:name="T14" style:family="text">
      <style:text-properties fo:color="#000000" fo:language="ru" fo:country="RU" fo:background-color="#ffff99"/>
    </style:style>
    <style:style style:name="T15" style:family="text">
      <style:text-properties fo:color="#000000" fo:language="ru" fo:country="RU" fo:background-color="transparent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000000" style:font-name="Courier New" style:text-underline-style="none" style:font-name-asian="Courier New" style:font-name-complex="Courier New"/>
    </style:style>
    <style:style style:name="T18" style:family="text">
      <style:text-properties fo:color="#000000" fo:background-color="#ffff99"/>
    </style:style>
    <style:style style:name="T19" style:family="text">
      <style:text-properties fo:color="#000080" fo:background-color="#ffff99"/>
    </style:style>
    <style:style style:name="T20" style:family="text">
      <style:text-properties fo:color="#000080" fo:language="en" fo:country="US" fo:background-color="#ffff99"/>
    </style:style>
    <style:style style:name="T21" style:family="text">
      <style:text-properties style:font-name="Courier New" fo:font-size="10pt" fo:language="en" fo:country="US" style:font-size-asian="10pt" style:font-size-complex="10pt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size-asian="12pt"/>
    </style:style>
    <style:style style:name="T24" style:family="text">
      <style:text-properties fo:color="#7f0055" fo:font-weight="bold" style:font-weight-asian="bold" style:font-weight-complex="bold"/>
    </style:style>
    <style:style style:name="T25" style:family="text">
      <style:text-properties fo:color="#7f0055" fo:language="ru" fo:country="RU" fo:font-weight="bold" style:font-weight-asian="bold" style:font-weight-complex="bold"/>
    </style:style>
    <style:style style:name="T26" style:family="text">
      <style:text-properties fo:color="#2a00ff" fo:background-color="#ffff9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Настройка доступа к СУБД в <text:span text:style-name="T7">JBoss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4">Настройка доступа к СУБД в JBoss<text:tab/>1</text:p>
          <text:p text:style-name="P25">Standalone приложения<text:tab/>1</text:p>
          <text:p text:style-name="P25">Приложения, разворачиваемые внутри сервера приложений<text:tab/>2</text:p>
          <text:p text:style-name="P25">Конфигурирование DataSource для Jboss<text:tab/>2</text:p>
          <text:p text:style-name="P25">Java Naming and Directory Interface (JNDI)<text:tab/>3</text:p>
          <text:p text:style-name="P25">Получение соединения с СУБД с помощью DataSource<text:tab/>5</text:p>
        </text:index-body>
      </text:table-of-content>
      <text:h text:style-name="P19" text:outline-level="2">Standalone <text:span text:style-name="T4">приложения</text:span></text:h>
      <text:p text:style-name="P1">Представим себе некое <text:span text:style-name="T7">desktop</text:span> приложение:</text:p>
      <text:p text:style-name="P16"><draw:frame draw:style-name="fr2" draw:name="Графический объект2" text:anchor-type="paragraph" svg:width="4.6665in" svg:height="3.5583in" draw:z-index="1"><draw:image xlink:href="Pictures/2000000700002E4E0000234FB5010A31.svm" xlink:type="simple" xlink:show="embed" xlink:actuate="onLoad"/></draw:frame><text:span text:style-name="T4">Его ещё можно назвать </text:span><text:span text:style-name="T7">standalone </text:span><text:span text:style-name="T4">приложением. </text:span><text:span text:style-name="T7">Standalone </text:span><text:span text:style-name="T4">оно потому, что кроме него самого у него ничего нет, и большую часть функциональности он вынужден реализовывать сам, не полагаясь ни на кого. </text:span></text:p>
      <text:p text:style-name="P16"><text:span text:style-name="T4">В частности, если мы представим приложение, которое работает с СУБД, то этому приложению необходимо заботиться о том, чтобы как-то установить и поддерживать соединения с СУБД, как-то читать и хранить конфигурационные параметры и прочее. т. е. ему нужно самому заботиться о том, чтобы вся необходимая инфраструктура была доступна его модулям. </text:span></text:p>
      <text:p text:style-name="P16"><text:span text:style-name="T4">В частности, скорее всего, потребуется немало поработать над интерфейсом, с помощью которого пользователь сможет сконфигурировать все эти параметры прежде чем сможет начать работу.</text:span></text:p>
      <text:h text:style-name="P18" text:outline-level="2"/>
      <text:h text:style-name="P23" text:outline-level="2">Приложения, разворачиваемые внутри сервера приложений</text:h>
      <text:p text:style-name="P2"><text:span text:style-name="T4">В случае, когда приложения разрабатываются для того, чтобы быть развёрнутыми на сервере приложений, мы имеем несколько другую картину:</text:span></text:p>
      <text:p text:style-name="P4"><draw:frame draw:style-name="fr1" draw:name="Графический объект1" text:anchor-type="paragraph" svg:width="4.6165in" svg:height="3.6339in" draw:z-index="0"><draw:image xlink:href="Pictures/2000000700002E4E0000234F2A0EFD3C.svm" xlink:type="simple" xlink:show="embed" xlink:actuate="onLoad"/></draw:frame><text:span text:style-name="T4">Обеспечение приложений, развернутых в контейнере, доступом к необходимой им инфраструктуре – это ответственность сервера приложений. </text:span></text:p>
      <text:p text:style-name="P4"><text:span text:style-name="T4">Всё, что нам необходимо – это настроить сервер приложений, чтобы он при запуске создавал пул соединений с СУБД, который станет доступен приложениям. Как это сделать – читайте ниже. <text:s/></text:span></text:p>
      <text:p text:style-name="P5"><text:span text:style-name="T5">Стоит также заметить, что если приложению требуется развитые возможность для хранения собственной конфигурации, то конфигурация, как правило, размещается в СУБД. </text:span></text:p>
      <text:p text:style-name="P5"><text:span text:style-name="T5">Делается это ещё и потому, что при исполнении приложения в контейнере, не очень понятно, какая же у него текущая директория. Поэтому размещение конфигурационных файлов, если бы кто-то на это решился, было бы разным для разных серверов и одинаковым для всех приложений, развёрнутых на одном сервере. В общем, это не удобно, поэтому так не делают.</text:span></text:p>
      <text:p text:style-name="P5"><text:span text:style-name="T5">Всё, что нужно приложению, чтобы начать работать – это доступ к СУБД, который обеспечивает для него сервер. Сервер, понятное дело, конфигурируется администратором, поэтому некоторые серверы не предоставляют специального </text:span><text:span text:style-name="T9">UI </text:span><text:span text:style-name="T5">для этого.</text:span></text:p>
      <text:h text:style-name="P20" text:outline-level="2">Конфигурирование DataSource для Jboss</text:h>
      <text:p text:style-name="P7"><text:span text:style-name="T11">Всё это была теоретическая база под то, что мы сейчас сделаем :</text:span><text:span text:style-name="T9">) </text:span><text:span text:style-name="T11">Все те действия,</text:span><text:span text:style-name="T9"> </text:span><text:span text:style-name="T11">которые мы сейчас предпримем, легко гуглятся по словам «Jboss 4 configure data source». Вот например </text:span><text:a xlink:type="simple" xlink:href="http://docs.jboss.org/jbossas/getting_started/v4/html/db.html"><text:span text:style-name="T11">тут</text:span></text:a><text:span text:style-name="T11"> написано, как всё делать.</text:span></text:p>
      <text:p text:style-name="P7"><text:soft-page-break/><text:span text:style-name="T11">Предполагается, что на первом шаге этого курса мы установили и сконфигурировали СУБД </text:span><text:span text:style-name="T9">MySQL. </text:span><text:span text:style-name="T11">Что в этой СУБД есть БД «</text:span><text:span text:style-name="T9">c4f</text:span><text:span text:style-name="T11">» и доступ к ней можно получить от имени </text:span><text:span text:style-name="T9">root </text:span><text:span text:style-name="T11">с соответствующим паролем.</text:span></text:p>
      <text:p text:style-name="P7"><text:span text:style-name="T11">Итак, у нас есть сервер </text:span><text:span text:style-name="T9">Jboss. </text:span><text:span text:style-name="T11">Сперва нужно поместить </text:span><text:span text:style-name="T9">JDBC </text:span><text:span text:style-name="T11">драйвер в директорию</text:span><text:span text:style-name="T1"> </text:span><text:span text:style-name="T8">server/default/lib</text:span><text:span text:style-name="T9">, </text:span><text:span text:style-name="T11">которая содержит </text:span><text:span text:style-name="T9">JAR</text:span><text:span text:style-name="T11">ы, подцепляемые при запуске сервера. В прилагаемых библиотеках есть дистрибутив </text:span><text:span text:style-name="T9">JDBC </text:span><text:span text:style-name="T11">драйвера </text:span><text:span text:style-name="T9">MySQL </text:span><text:span text:style-name="T11">(</text:span><text:span text:style-name="T8">mysql-connector-ava-5.1.12.tar.gz</text:span><text:span text:style-name="T11">), внутри него есть </text:span><text:span text:style-name="T9">JAR-</text:span><text:span text:style-name="T11">ка с драйвером.</text:span><text:span text:style-name="T9"> </text:span><text:span text:style-name="T11"><text:s/></text:span><text:span text:style-name="T9"><text:s/></text:span></text:p>
      <text:p text:style-name="P7"><text:span text:style-name="T11">После этого, переходим в его внутреннюю директорию, где размещаются развёрнутые приложения. В нашем случае это </text:span><text:span text:style-name="T8">server/default/deploy</text:span></text:p>
      <text:p text:style-name="P6">Создаём в этой директории файл <text:span text:style-name="T8">mysql-ds.xml</text:span><text:span text:style-name="T7"> (</text:span>название файла не несёт никакого сокрального смысла, правда расширение должно быть <text:span text:style-name="T7">XML, </text:span>иначе сервер примет наш за что-то ему не известное<text:span text:style-name="T7">). </text:span>Внутри файла пишем так такой текст:</text:p>
      <text:p text:style-name="P10">&lt;?xml version="1.0" encoding="UTF-8"?&gt;</text:p>
      <text:p text:style-name="P10">&lt;datasources&gt;</text:p>
      <text:p text:style-name="P10"><text:tab/>&lt;local-tx-datasource&gt;</text:p>
      <text:p text:style-name="P10"><text:tab/><text:tab/>&lt;jndi-name&gt;<text:span text:style-name="T20">C4F_DB</text:span>&lt;/jndi-name&gt;</text:p>
      <text:p text:style-name="P10"><text:tab/><text:tab/>&lt;prepared-statement-cache-size&gt;10&lt;/prepared-statement-cache-size&gt;</text:p>
      <text:p text:style-name="P10"><text:tab/><text:tab/>&lt;connection-url&gt;<text:span text:style-name="T19">jdbc:mysql://localhost/</text:span><text:span text:style-name="T20">c4f</text:span><text:span text:style-name="T19">?useUnicode=true&amp;amp;characterEncoding=UTF-8</text:span>&lt;/connection-url&gt;</text:p>
      <text:p text:style-name="P10"><text:tab/><text:tab/>&lt;driver-class&gt;com.mysql.jdbc.Driver&lt;/driver-class&gt;</text:p>
      <text:p text:style-name="P10"><text:tab/><text:tab/>&lt;user-name&gt;root&lt;/user-name&gt;</text:p>
      <text:p text:style-name="P10"><text:tab/><text:tab/><text:span text:style-name="T7">&lt;password&gt;</text:span><text:span text:style-name="T20">***</text:span><text:span text:style-name="T19">Пароль</text:span><text:span text:style-name="T20">***</text:span><text:span text:style-name="T7">&lt;/password&gt;</text:span></text:p>
      <text:p text:style-name="P10"><text:tab/><text:tab/>&lt;metadata&gt;</text:p>
      <text:p text:style-name="P10"><text:tab/><text:tab/><text:tab/>&lt;type-mapping&gt;mySQL&lt;/type-mapping&gt;</text:p>
      <text:p text:style-name="P10"><text:tab/><text:tab/>&lt;/metadata&gt;</text:p>
      <text:p text:style-name="P10"><text:tab/>&lt;/local-tx-datasource&gt;</text:p>
      <text:p text:style-name="P10">&lt;<text:span text:style-name="T7">/</text:span>datasources&gt;</text:p>
      <text:p text:style-name="P11">Запускаем сервер. Если делать это всё на горячую, то класс драйвера он не найдёт.</text:p>
      <text:p text:style-name="P11">Всё, если сервер запустился без ошибок, то доступ к базе изнутри контейнера можно будет получить, обратившись к ресурсу по имени <text:span text:style-name="T21">C4F_DB</text:span><text:span text:style-name="T10">. </text:span><text:span text:style-name="T23">Как Это делать – ниже.</text:span></text:p>
      <text:h text:style-name="Heading_20_2" text:outline-level="2"><text:span text:style-name="T23">Java Naming and Directory Interface (JNDI)</text:span></text:h>
      <text:p text:style-name="P5"><text:span text:style-name="T4">Итак, мы создали ресурс с именем </text:span><text:span text:style-name="T21">C4F_DB</text:span><text:span text:style-name="T7"> </text:span><text:span text:style-name="T4">на сервере. Осталось найти способ, с помощью которого можно <text:s/>получить к нему доступ по имени. Этот способ называется </text:span><text:span text:style-name="T7">JNDI</text:span><text:span text:style-name="T4">. </text:span></text:p>
      <text:p text:style-name="P5"><text:span text:style-name="T7">“JNDI”</text:span><text:span text:style-name="T4"> звучит загадочно, но большая часть сведений о </text:span><text:span text:style-name="T7">JNDI </text:span><text:span text:style-name="T4">предназначена для разработчиков серверов приложений. Что нам будет нужно – это всего лишь следующий пример доступа к ресурсу по имени:</text:span></text:p>
      <text:p text:style-name="P5"><text:span text:style-name="T4"/></text:p>
      <text:p text:style-name="P9"><text:soft-page-break/><text:span text:style-name="T25">import</text:span><text:span text:style-name="T13"> javax.naming.InitialContext;</text:span></text:p>
      <text:p text:style-name="P12"><text:span text:style-name="T24">import</text:span><text:span text:style-name="T12"> javax.sql.DataSource;</text:span></text:p>
      <text:p text:style-name="P12"><text:span text:style-name="T13">...</text:span></text:p>
      <text:p text:style-name="P9"><text:span text:style-name="T13">InitialContext ic = </text:span><text:span text:style-name="T25">new</text:span><text:span text:style-name="T13"> </text:span><text:span text:style-name="T14">InitialContext</text:span><text:span text:style-name="T15">(</text:span><text:span text:style-name="T13">);</text:span></text:p>
      <text:p text:style-name="P12"><text:span text:style-name="T18">DataSource</text:span><text:span text:style-name="T12"> <text:s text:c="4"/>ds = (DataSource) ic.lookup(</text:span><text:span text:style-name="T26">"C4F_DB"</text:span><text:span text:style-name="T12">);</text:span></text:p>
      <text:p text:style-name="P13"><text:tab/><text:tab/></text:p>
      <text:p text:style-name="P14"><text:span text:style-name="T16">Connection <text:s text:c="3"/></text:span><text:span text:style-name="T17"><text:s/>с </text:span><text:span text:style-name="T16">= ds.getConnection();</text:span></text:p>
      <text:p text:style-name="P3"><text:span text:style-name="T4"/></text:p>
      <text:p text:style-name="P5"><text:span text:style-name="T7">JNDI </text:span><text:span text:style-name="T4">может возвращать не только экземпляры </text:span><text:span text:style-name="T21">DataSource</text:span><text:span text:style-name="T7">, </text:span><text:span text:style-name="T4">поэтому мы делаем </text:span><text:span text:style-name="T7">cast. </text:span></text:p>
      <text:p text:style-name="P5"><text:span text:style-name="T4">Сам </text:span><text:span text:style-name="T7">JNDI (</text:span><text:span text:style-name="T4">для любознательных</text:span><text:span text:style-name="T7">) </text:span><text:span text:style-name="T4">представляет собой </text:span><text:span text:style-name="T7">API </text:span><text:span text:style-name="T4">для работы с разными системами именования и каталогов. <text:s/>По большому счету – это </text:span><text:span text:style-name="T7">API </text:span><text:span text:style-name="T4">для работы с ресурсами, обладающими древовидной структурой </text:span><text:span text:style-name="T7">(</text:span><text:span text:style-name="T4">например, </text:span><text:span text:style-name="T7">LDAP</text:span><text:span text:style-name="T4">). </text:span></text:p>
      <text:p text:style-name="P5"><text:span text:style-name="T4">Ресурсы, предоставляемые сервером приложений тоже своего рода дерево, уровни которого отделяются друг от друга символом </text:span><text:span text:style-name="T7">/ </text:span><text:span text:style-name="T4">или . в имени. В нашем случае мы разместили пул соединений на самой вершине дерева </text:span><text:span text:style-name="T7">JNDI</text:span><text:span text:style-name="T4"> ресурсов </text:span><text:span text:style-name="T7">(</text:span><text:span text:style-name="T4">в корне этого своеобразного дерева</text:span><text:span text:style-name="T7">)</text:span><text:span text:style-name="T4">. </text:span></text:p>
      <text:p text:style-name="P8"><text:span text:style-name="T2">Чтобы как-то проиллюстрировать предыдущий параграф, я приведу снимок интерфейса другого сервера приложений </text:span><text:span text:style-name="T3">(Oracle WebLogic), </text:span><text:span text:style-name="T2">который позволяет посмотреть </text:span><text:span text:style-name="T3">JNDI</text:span><text:span text:style-name="T2">-дерево ресурсов сервера:</text:span></text:p>
      <text:p text:style-name="P8"><text:span text:style-name="T2"/></text:p>
      <text:h text:style-name="Heading_20_2" text:outline-level="2"><draw:frame draw:style-name="fr3" draw:name="Графический объект3" text:anchor-type="paragraph" svg:width="6.8917in" svg:height="3.5236in" draw:z-index="2"><draw:image xlink:href="Pictures/20000007000044620000234F42D1E5D5.svm" xlink:type="simple" xlink:show="embed" xlink:actuate="onLoad"/></draw:frame><text:span text:style-name="T2"/></text:h>
      <text:h text:style-name="P21" text:outline-level="2"><text:span text:style-name="T6"/></text:h>
      <text:h text:style-name="P22" text:outline-level="2"><text:span text:style-name="T6">Получение соединения с СУБД с помощью </text:span><text:span text:style-name="T23">DataSource</text:span></text:h>
      <text:p text:style-name="P15">Как было показано выше – мы получили экземпляр <text:span text:style-name="T21">DataSource</text:span><text:span text:style-name="T7"> </text:span>по его <text:span text:style-name="T7">JNDI-</text:span>имени. <text:span text:style-name="T7"><text:s/></text:span>Что же такое <text:span text:style-name="T21">DataSource</text:span><text:span text:style-name="T7">? </text:span><text:span text:style-name="T21">DataSource</text:span><text:span text:style-name="T7"> – </text:span>это класс, с помощью которого можно получать соединения с СУБД. Что-то очень похожее на <text:span text:style-name="T21">DriverManager</text:span><text:span text:style-name="T7">. </text:span></text:p>
      <text:p text:style-name="P15">В отличие от <text:span text:style-name="T21">DriverManager</text:span><text:span text:style-name="T7">'</text:span>а, реализации интерфейса <text:span text:style-name="T21">DataSource,</text:span><text:span text:style-name="T7"> </text:span>как правило, предоставляют пул соединений с СУБД, а не открывают новое каждый раз. На практике это означает, что после выполнения<text:span text:style-name="T22"> </text:span><text:span text:style-name="T21">Connection.close()</text:span><text:span text:style-name="T7"> </text:span>соединение не закрывается, а возвращается в пул. <text:s/></text:p>
      <text:p text:style-name="P15">После того, как соединение получено, с ним можно делать что угодно, забыв про <text:span text:style-name="T21">DataSource</text:span><text:span text:style-name="T7">. </text:span>Главное, не забыть закрыть это соединение, иначе пул быстро опустеет. </text:p>
      <text:p text:style-name="P15">Некоторые серверы приложений умеют детектировать утечки соединений из пула (<text:span text:style-name="T7">Jboss </text:span>пишет об этом в логах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7T20:48:39.62</dc:date>
    <meta:editing-duration>PT33H13M12S</meta:editing-duration>
    <meta:editing-cycles>960</meta:editing-cycles>
    <meta:generator>OpenOffice.org/3.2$Win32 OpenOffice.org_project/320m12$Build-9483</meta:generator>
    <meta:document-statistic meta:table-count="0" meta:image-count="3" meta:object-count="0" meta:page-count="5" meta:paragraph-count="61" meta:word-count="829" meta:character-count="6259"/>
    <meta:user-defined meta:name="Поле 1"/>
    <meta:user-defined meta:name="Поле 2"/>
    <meta:user-defined meta:name="Поле 3"/>
    <meta:user-defined meta:name="Поле 4"/>
  </office:meta>
</office:document-meta>
</file>